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b7d" officeooo:paragraph-rsid="00115b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o world how are you how do yo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09:30:13.318959038</meta:creation-date>
    <dc:date>2020-10-28T09:30:51.226146659</dc:date>
    <meta:editing-duration>PT38S</meta:editing-duration>
    <meta:editing-cycles>1</meta:editing-cycles>
    <meta:document-statistic meta:table-count="0" meta:image-count="0" meta:object-count="0" meta:page-count="1" meta:paragraph-count="1" meta:word-count="8" meta:character-count="35" meta:non-whitespace-character-count="28"/>
    <meta:generator>LibreOffice/6.4.6.2$Linux_X86_64 LibreOffice_project/40$Build-2</meta:generator>
  </office:meta>
</office:document-meta>
</file>